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b4c7dc" draw:fill="solid" draw:fill-color="#b4c7dc" draw:textarea-horizontal-align="justify" draw:textarea-vertical-align="middle" draw:auto-grow-height="false" fo:min-height="1.5cm" fo:min-width="6.75cm" loext:decorative="false"/>
    </style:style>
    <style:style style:name="gr2" style:family="graphic" style:parent-style-name="standard">
      <style:graphic-properties svg:stroke-color="#000000" draw:fill-color="#ffd7d7" draw:textarea-horizontal-align="justify" draw:textarea-vertical-align="middle" draw:auto-grow-height="false" fo:min-height="0.616cm" fo:min-width="0.501cm" loext:decorative="false"/>
      <style:paragraph-properties style:writing-mode="lr-tb"/>
    </style:style>
    <style:style style:name="gr3" style:family="graphic" style:parent-style-name="standard">
      <style:graphic-properties svg:stroke-color="#000000" draw:fill-color="#dde8cb" draw:textarea-horizontal-align="justify" draw:textarea-vertical-align="middle" draw:auto-grow-height="false" fo:min-height="0.616cm" fo:min-width="0.501cm" loext:decorative="false"/>
      <style:paragraph-properties style:writing-mode="lr-tb"/>
    </style:style>
    <style:style style:name="gr4" style:family="graphic" style:parent-style-name="objectwithoutfill">
      <style:graphic-properties svg:stroke-color="#000000" draw:marker-end="Linienspitzen_20_7" draw:marker-end-width="0.3cm" draw:fill="none" draw:textarea-vertical-align="middle" loext:decorative="false"/>
    </style:style>
    <style:style style:name="gr5" style:family="graphic" style:parent-style-name="standard">
      <style:graphic-properties svg:stroke-color="#000000" draw:fill-color="#999999" draw:textarea-horizontal-align="justify" draw:textarea-vertical-align="middle" draw:auto-grow-height="false" fo:min-height="0.239cm" fo:min-width="0.201cm" loext:decorative="false"/>
      <style:paragraph-properties style:writing-mode="lr-tb"/>
    </style:style>
    <style:style style:name="gr6" style:family="graphic" style:parent-style-name="standard">
      <style:graphic-properties svg:stroke-color="#000000" draw:fill="none" draw:textarea-vertical-align="middle" draw:auto-grow-height="false" fo:min-height="1.41cm" fo:min-width="0cm" fo:wrap-option="wrap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25cm" loext:decorative="false"/>
      <style:paragraph-properties style:writing-mode="lr-tb"/>
    </style:style>
    <style:style style:name="gr9" style:family="graphic" style:parent-style-name="objectwithoutfill">
      <style:graphic-properties svg:stroke-color="#ff8000" draw:marker-end="Linienspitzen_20_22" draw:marker-end-width="0.3cm" draw:fill="none" draw:textarea-vertical-align="middle" loext:decorative="false"/>
    </style:style>
    <style:style style:name="gr10" style:family="graphic" style:parent-style-name="objectwithoutfill">
      <style:graphic-properties svg:stroke-color="#ff8000" draw:marker-end="Linienspitzen_20_23" draw:marker-end-width="0.3cm" draw:fill="none" draw:textarea-vertical-align="middle" loext:decorative="false"/>
      <style:paragraph-properties style:writing-mode="lr-tb"/>
    </style:style>
    <style:style style:name="gr11" style:family="graphic" style:parent-style-name="objectwithoutfill">
      <style:graphic-properties svg:stroke-color="#ff8000" draw:marker-end="Linienspitzen_20_24" draw:marker-end-width="0.3cm" draw:fill="none" draw:textarea-vertical-align="middle" loext:decorative="false"/>
    </style:style>
    <style:style style:name="gr12" style:family="graphic" style:parent-style-name="standard">
      <style:graphic-properties svg:stroke-color="#000000" draw:fill="none" draw:textarea-vertical-align="middle" draw:auto-grow-height="false" fo:min-height="2.358cm" fo:min-width="0cm" fo:wrap-option="wrap" loext:decorative="false"/>
    </style:style>
    <style:style style:name="P1" style:family="paragraph">
      <loext:graphic-properties draw:fill="solid" draw:fill-color="#b4c7d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d7d7"/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-color="#dde8cb"/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-color="#999999"/>
      <style:paragraph-properties fo:text-align="center"/>
      <style:text-properties fo:font-size="12pt" style:font-size-asian="12pt" style:font-size-complex="12pt"/>
    </style:style>
    <style:style style:name="P8" style:family="paragraph"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P10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7.25cm" svg:height="1.75cm" svg:x="5cm" svg:y="3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.25cm" svg:x="3.75cm" svg:y="4cm">
          <text:p text:style-name="P2"><text:span text:style-name="T1">S</text:span></text:p>
          <draw:enhanced-geometry svg:viewBox="0 0 88 21600" draw:glue-points="44 ?f6 44 0 0 10800 44 21600 88 10800" draw:text-areas="0 ?f6 88 ?f3" draw:type="can" draw:modifiers="4420.5016357688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4" draw:layer="layout" svg:width="1cm" svg:height="1.25cm" svg:x="12.75cm" svg:y="4cm">
          <text:p text:style-name="P2"><text:span text:style-name="T1">E</text:span></text:p>
          <draw:enhanced-geometry svg:viewBox="0 0 88 21600" draw:glue-points="44 ?f6 44 0 0 10800 44 21600 88 10800" draw:text-areas="0 ?f6 88 ?f3" draw:type="can" draw:modifiers="4420.5016357688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" draw:text-style-name="P5" draw:layer="layout" svg:x1="4.75cm" svg:y1="4.5cm" svg:x2="12.75cm" svg:y2="4.5cm">
          <text:p/>
        </draw:line>
        <draw:custom-shape draw:style-name="gr5" draw:text-style-name="P7" draw:layer="layout" svg:width="0.7cm" svg:height="0.92cm" svg:x="11.5cm" svg:y="4.1cm">
          <text:p text:style-name="P6"><text:span text:style-name="T2">3</text:span></text:p>
          <draw:enhanced-geometry svg:viewBox="0 0 21600 21600" draw:glue-points="10800 0 0 10800 10800 21600 21600 10800" draw:text-areas="0 0 21600 ?f11" draw:type="paper" draw:modifiers="108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7" draw:layer="layout" svg:width="0.7cm" svg:height="0.92cm" svg:x="9.9cm" svg:y="4.1cm">
          <text:p text:style-name="P6"><text:span text:style-name="T2">4</text:span></text:p>
          <draw:enhanced-geometry svg:viewBox="0 0 21600 21600" draw:glue-points="10800 0 0 10800 10800 21600 21600 10800" draw:text-areas="0 0 21600 ?f11" draw:type="paper" draw:modifiers="108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7" draw:layer="layout" svg:width="0.7cm" svg:height="0.92cm" svg:x="8.25cm" svg:y="4.1cm">
          <text:p text:style-name="P6"><text:span text:style-name="T2">5</text:span></text:p>
          <draw:enhanced-geometry svg:viewBox="0 0 21600 21600" draw:glue-points="10800 0 0 10800 10800 21600 21600 10800" draw:text-areas="0 0 21600 ?f11" draw:type="paper" draw:modifiers="108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7" draw:layer="layout" svg:width="0.7cm" svg:height="0.92cm" svg:x="6.6cm" svg:y="4.1cm">
          <text:p text:style-name="P6"><text:span text:style-name="T2">6</text:span></text:p>
          <draw:enhanced-geometry svg:viewBox="0 0 21600 21600" draw:glue-points="10800 0 0 10800 10800 21600 21600 10800" draw:text-areas="0 0 21600 ?f11" draw:type="paper" draw:modifiers="108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7" draw:layer="layout" svg:width="0.7cm" svg:height="0.92cm" svg:x="5.1cm" svg:y="4.1cm">
          <text:p text:style-name="P6"><text:span text:style-name="T2">7</text:span></text:p>
          <draw:enhanced-geometry svg:viewBox="0 0 21600 21600" draw:glue-points="10800 0 0 10800 10800 21600 21600 10800" draw:text-areas="0 0 21600 ?f11" draw:type="paper" draw:modifiers="108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7" draw:layer="layout" svg:width="0.7cm" svg:height="0.92cm" svg:x="14cm" svg:y="4.83cm">
          <text:p text:style-name="P6"><text:span text:style-name="T2">2</text:span></text:p>
          <draw:enhanced-geometry svg:viewBox="0 0 21600 21600" draw:glue-points="10800 0 0 10800 10800 21600 21600 10800" draw:text-areas="0 0 21600 ?f11" draw:type="paper" draw:modifiers="108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7" draw:layer="layout" svg:width="0.7cm" svg:height="0.92cm" svg:x="14.75cm" svg:y="4.83cm">
          <text:p text:style-name="P6"><text:span text:style-name="T2">1</text:span></text:p>
          <draw:enhanced-geometry svg:viewBox="0 0 21600 21600" draw:glue-points="10800 0 0 10800 10800 21600 21600 10800" draw:text-areas="0 0 21600 ?f11" draw:type="paper" draw:modifiers="108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7" draw:layer="layout" svg:width="0.7cm" svg:height="0.92cm" svg:x="3cm" svg:y="4.83cm">
          <text:p text:style-name="P6"><text:span text:style-name="T2">8</text:span></text:p>
          <draw:enhanced-geometry svg:viewBox="0 0 21600 21600" draw:glue-points="10800 0 0 10800 10800 21600 21600 10800" draw:text-areas="0 0 21600 ?f11" draw:type="paper" draw:modifiers="108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7" draw:layer="layout" svg:width="0.7cm" svg:height="0.92cm" svg:x="2.25cm" svg:y="4.83cm">
          <text:p text:style-name="P6"><text:span text:style-name="T2">9</text:span></text:p>
          <draw:enhanced-geometry svg:viewBox="0 0 21600 21600" draw:glue-points="10800 0 0 10800 10800 21600 21600 10800" draw:text-areas="0 0 21600 ?f11" draw:type="paper" draw:modifiers="108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5" draw:layer="layout" svg:width="0.5cm" svg:height="1.75cm" draw:transform="rotate (-1.5707963267949) translate (15.5cm 5.75cm)">
          <text:p/>
          <draw:enhanced-geometry svg:viewBox="0 0 21600 21600" draw:glue-points="21600 0 0 10800 21600 21600" draw:text-areas="13800 ?f9 21600 ?f10" draw:mirror-horizontal="false" draw:mirror-vertical="tru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9" draw:layer="layout" svg:width="2cm" svg:height="0.75cm" svg:x="13.75cm" svg:y="6.25cm">
          <draw:text-box>
            <text:p text:style-name="P8"><text:span text:style-name="T2">quittiert</text:span></text:p>
          </draw:text-box>
        </draw:frame>
        <draw:custom-shape draw:style-name="gr6" draw:text-style-name="P5" draw:layer="layout" svg:width="0.5cm" svg:height="1.75cm" draw:transform="rotate (-1.5707963267949) translate (3.75cm 5.75cm)">
          <text:p/>
          <draw:enhanced-geometry svg:viewBox="0 0 21600 21600" draw:glue-points="21600 0 0 10800 21600 21600" draw:text-areas="13800 ?f9 21600 ?f10" draw:mirror-horizontal="false" draw:mirror-vertical="tru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9" draw:layer="layout" svg:width="2.5cm" svg:height="0.75cm" svg:x="1.75cm" svg:y="6.25cm">
          <draw:text-box>
            <text:p text:style-name="P8"><text:span text:style-name="T2">Zu senden</text:span></text:p>
          </draw:text-box>
        </draw:frame>
        <draw:frame draw:style-name="gr8" draw:text-style-name="P9" draw:layer="layout" svg:width="5.5cm" svg:height="0.725cm" svg:x="6.5cm" svg:y="3cm">
          <draw:text-box>
            <text:p text:style-name="P8"><text:span text:style-name="T2">Fenster (Größe 5)</text:span></text:p>
          </draw:text-box>
        </draw:frame>
        <draw:custom-shape draw:style-name="gr1" draw:text-style-name="P1" draw:layer="layout" svg:width="7.25cm" svg:height="1.75cm" svg:x="4.75cm" svg:y="7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1cm" svg:height="1.25cm" svg:x="3.5cm" svg:y="8cm">
          <text:p text:style-name="P2"><text:span text:style-name="T1">S</text:span></text:p>
          <draw:enhanced-geometry svg:viewBox="0 0 88 21600" draw:glue-points="44 ?f6 44 0 0 10800 44 21600 88 10800" draw:text-areas="0 ?f6 88 ?f3" draw:type="can" draw:modifiers="4420.5016357688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4" xml:id="id3" draw:id="id3" draw:layer="layout" svg:width="1cm" svg:height="1.25cm" svg:x="12.5cm" svg:y="8cm">
          <text:p text:style-name="P2"><text:span text:style-name="T1">E</text:span></text:p>
          <draw:enhanced-geometry svg:viewBox="0 0 88 21600" draw:glue-points="44 ?f6 44 0 0 10800 44 21600 88 10800" draw:text-areas="0 ?f6 88 ?f3" draw:type="can" draw:modifiers="4420.5016357688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" draw:text-style-name="P5" draw:layer="layout" svg:x1="4.5cm" svg:y1="8.5cm" svg:x2="12.5cm" svg:y2="8.5cm">
          <text:p/>
        </draw:line>
        <draw:custom-shape draw:style-name="gr5" draw:text-style-name="P7" xml:id="id1" draw:id="id1" draw:layer="layout" svg:width="0.7cm" svg:height="0.92cm" svg:x="11.25cm" svg:y="8.1cm">
          <text:p text:style-name="P6"><text:span text:style-name="T2">3</text:span></text:p>
          <draw:enhanced-geometry svg:viewBox="0 0 21600 21600" draw:glue-points="10800 0 0 10800 10800 21600 21600 10800" draw:text-areas="0 0 21600 ?f11" draw:type="paper" draw:modifiers="108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7" draw:layer="layout" svg:width="0.7cm" svg:height="0.92cm" svg:x="9.65cm" svg:y="8.1cm">
          <text:p text:style-name="P6"><text:span text:style-name="T2">4</text:span></text:p>
          <draw:enhanced-geometry svg:viewBox="0 0 21600 21600" draw:glue-points="10800 0 0 10800 10800 21600 21600 10800" draw:text-areas="0 0 21600 ?f11" draw:type="paper" draw:modifiers="108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7" draw:layer="layout" svg:width="0.7cm" svg:height="0.92cm" svg:x="8cm" svg:y="8.1cm">
          <text:p text:style-name="P6"><text:span text:style-name="T2">5</text:span></text:p>
          <draw:enhanced-geometry svg:viewBox="0 0 21600 21600" draw:glue-points="10800 0 0 10800 10800 21600 21600 10800" draw:text-areas="0 0 21600 ?f11" draw:type="paper" draw:modifiers="108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7" draw:layer="layout" svg:width="0.7cm" svg:height="0.92cm" svg:x="6.35cm" svg:y="8.1cm">
          <text:p text:style-name="P6"><text:span text:style-name="T2">6</text:span></text:p>
          <draw:enhanced-geometry svg:viewBox="0 0 21600 21600" draw:glue-points="10800 0 0 10800 10800 21600 21600 10800" draw:text-areas="0 0 21600 ?f11" draw:type="paper" draw:modifiers="108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7" xml:id="id6" draw:id="id6" draw:layer="layout" svg:width="0.7cm" svg:height="0.92cm" svg:x="4.85cm" svg:y="8.1cm">
          <text:p text:style-name="P6"><text:span text:style-name="T2">7</text:span></text:p>
          <draw:enhanced-geometry svg:viewBox="0 0 21600 21600" draw:glue-points="10800 0 0 10800 10800 21600 21600 10800" draw:text-areas="0 0 21600 ?f11" draw:type="paper" draw:modifiers="108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7" xml:id="id2" draw:id="id2" draw:layer="layout" svg:width="0.7cm" svg:height="0.92cm" svg:x="13.75cm" svg:y="8.83cm">
          <text:p text:style-name="P6"><text:span text:style-name="T2">2</text:span></text:p>
          <draw:enhanced-geometry svg:viewBox="0 0 21600 21600" draw:glue-points="10800 0 0 10800 10800 21600 21600 10800" draw:text-areas="0 0 21600 ?f11" draw:type="paper" draw:modifiers="108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7" draw:layer="layout" svg:width="0.7cm" svg:height="0.92cm" svg:x="14.5cm" svg:y="8.83cm">
          <text:p text:style-name="P6"><text:span text:style-name="T2">1</text:span></text:p>
          <draw:enhanced-geometry svg:viewBox="0 0 21600 21600" draw:glue-points="10800 0 0 10800 10800 21600 21600 10800" draw:text-areas="0 0 21600 ?f11" draw:type="paper" draw:modifiers="108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7" xml:id="id5" draw:id="id5" draw:layer="layout" svg:width="0.7cm" svg:height="0.92cm" svg:x="2.75cm" svg:y="8.83cm">
          <text:p text:style-name="P6"><text:span text:style-name="T2">8</text:span></text:p>
          <draw:enhanced-geometry svg:viewBox="0 0 21600 21600" draw:glue-points="10800 0 0 10800 10800 21600 21600 10800" draw:text-areas="0 0 21600 ?f11" draw:type="paper" draw:modifiers="108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7" draw:layer="layout" svg:width="0.7cm" svg:height="0.92cm" svg:x="2cm" svg:y="8.83cm">
          <text:p text:style-name="P6"><text:span text:style-name="T2">9</text:span></text:p>
          <draw:enhanced-geometry svg:viewBox="0 0 21600 21600" draw:glue-points="10800 0 0 10800 10800 21600 21600 10800" draw:text-areas="0 0 21600 ?f11" draw:type="paper" draw:modifiers="108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5" draw:layer="layout" svg:width="0.5cm" svg:height="1.75cm" draw:transform="rotate (-1.5707963267949) translate (15.25cm 9.75cm)">
          <text:p/>
          <draw:enhanced-geometry svg:viewBox="0 0 21600 21600" draw:glue-points="21600 0 0 10800 21600 21600" draw:text-areas="13800 ?f9 21600 ?f10" draw:mirror-horizontal="false" draw:mirror-vertical="tru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9" draw:layer="layout" svg:width="2cm" svg:height="0.75cm" svg:x="13.5cm" svg:y="10.25cm">
          <draw:text-box>
            <text:p text:style-name="P8"><text:span text:style-name="T2">quittiert</text:span></text:p>
          </draw:text-box>
        </draw:frame>
        <draw:custom-shape draw:style-name="gr6" draw:text-style-name="P5" draw:layer="layout" svg:width="0.5cm" svg:height="1.75cm" draw:transform="rotate (-1.5707963267949) translate (3.5cm 9.75cm)">
          <text:p/>
          <draw:enhanced-geometry svg:viewBox="0 0 21600 21600" draw:glue-points="21600 0 0 10800 21600 21600" draw:text-areas="13800 ?f9 21600 ?f10" draw:mirror-horizontal="false" draw:mirror-vertical="tru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9" draw:layer="layout" svg:width="2.5cm" svg:height="0.75cm" svg:x="1.5cm" svg:y="10.25cm">
          <draw:text-box>
            <text:p text:style-name="P8"><text:span text:style-name="T2">Zu senden</text:span></text:p>
          </draw:text-box>
        </draw:frame>
        <draw:frame draw:style-name="gr8" draw:text-style-name="P9" draw:layer="layout" svg:width="5.5cm" svg:height="0.725cm" svg:x="6.25cm" svg:y="7cm">
          <draw:text-box>
            <text:p text:style-name="P8"><text:span text:style-name="T2">Fenster (Größe 5)</text:span></text:p>
          </draw:text-box>
        </draw:frame>
        <draw:connector draw:style-name="gr9" draw:text-style-name="P5" draw:layer="layout" draw:type="curve" svg:x1="11.6cm" svg:y1="8.1cm" svg:x2="14.1cm" svg:y2="8.83cm" draw:start-shape="id1" draw:start-glue-point="4" draw:end-shape="id2" draw:end-glue-point="4" svg:d="M11600 8100c0-751 2500-1116 2500 730" svg:viewBox="0 0 2501 1345">
          <text:p/>
        </draw:connector>
        <draw:connector draw:style-name="gr10" draw:text-style-name="P10" draw:layer="layout" draw:type="curve" draw:line-skew="0.256cm" svg:x1="13cm" svg:y1="9.25cm" svg:x2="4cm" svg:y2="9.25cm" draw:start-shape="id3" draw:start-glue-point="7" draw:end-shape="id4" draw:end-glue-point="7" svg:d="M13000 9250c0 1137-9000 1137-9000 0" svg:viewBox="0 0 9001 854">
          <text:p text:style-name="P2"><text:span text:style-name="T2"/></text:p>
        </draw:connector>
        <draw:frame draw:style-name="gr8" draw:text-style-name="P9" draw:layer="layout" svg:width="5.25cm" svg:height="0.725cm" svg:x="6cm" svg:y="10cm">
          <draw:text-box>
            <text:p text:style-name="P8"><text:span text:style-name="T2">Quittierung Nachricht 3</text:span></text:p>
          </draw:text-box>
        </draw:frame>
        <draw:connector draw:style-name="gr11" draw:text-style-name="P5" draw:layer="layout" draw:type="curve" svg:x1="3.1cm" svg:y1="8.83cm" svg:x2="5.2cm" svg:y2="8.1cm" draw:start-shape="id5" draw:start-glue-point="4" draw:end-shape="id6" draw:end-glue-point="4" svg:d="M3100 8830c0-1846 2100-1481 2100-730" svg:viewBox="0 0 2101 1345">
          <text:p/>
        </draw:connector>
        <draw:custom-shape draw:style-name="gr1" draw:text-style-name="P1" draw:layer="layout" svg:width="7.25cm" svg:height="1.75cm" svg:x="4.75cm" svg:y="1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.25cm" svg:x="3.5cm" svg:y="12.5cm">
          <text:p text:style-name="P2"><text:span text:style-name="T1">S</text:span></text:p>
          <draw:enhanced-geometry svg:viewBox="0 0 88 21600" draw:glue-points="44 ?f6 44 0 0 10800 44 21600 88 10800" draw:text-areas="0 ?f6 88 ?f3" draw:type="can" draw:modifiers="4420.5016357688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4" draw:layer="layout" svg:width="1cm" svg:height="1.25cm" svg:x="12.5cm" svg:y="12.5cm">
          <text:p text:style-name="P2"><text:span text:style-name="T1">E</text:span></text:p>
          <draw:enhanced-geometry svg:viewBox="0 0 88 21600" draw:glue-points="44 ?f6 44 0 0 10800 44 21600 88 10800" draw:text-areas="0 ?f6 88 ?f3" draw:type="can" draw:modifiers="4420.5016357688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" draw:text-style-name="P5" draw:layer="layout" svg:x1="4.5cm" svg:y1="13cm" svg:x2="12.5cm" svg:y2="13cm">
          <text:p/>
        </draw:line>
        <draw:custom-shape draw:style-name="gr5" draw:text-style-name="P7" draw:layer="layout" svg:width="0.7cm" svg:height="0.92cm" svg:x="11.25cm" svg:y="12.6cm">
          <text:p text:style-name="P6"><text:span text:style-name="T2">4</text:span></text:p>
          <draw:enhanced-geometry svg:viewBox="0 0 21600 21600" draw:glue-points="10800 0 0 10800 10800 21600 21600 10800" draw:text-areas="0 0 21600 ?f11" draw:type="paper" draw:modifiers="108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7" draw:layer="layout" svg:width="0.7cm" svg:height="0.92cm" svg:x="9.65cm" svg:y="12.6cm">
          <text:p text:style-name="P6"><text:span text:style-name="T2">5</text:span></text:p>
          <draw:enhanced-geometry svg:viewBox="0 0 21600 21600" draw:glue-points="10800 0 0 10800 10800 21600 21600 10800" draw:text-areas="0 0 21600 ?f11" draw:type="paper" draw:modifiers="108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7" draw:layer="layout" svg:width="0.7cm" svg:height="0.92cm" svg:x="8cm" svg:y="12.6cm">
          <text:p text:style-name="P6"><text:span text:style-name="T2">6</text:span></text:p>
          <draw:enhanced-geometry svg:viewBox="0 0 21600 21600" draw:glue-points="10800 0 0 10800 10800 21600 21600 10800" draw:text-areas="0 0 21600 ?f11" draw:type="paper" draw:modifiers="108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7" draw:layer="layout" svg:width="0.7cm" svg:height="0.92cm" svg:x="6.35cm" svg:y="12.6cm">
          <text:p text:style-name="P6"><text:span text:style-name="T2">7</text:span></text:p>
          <draw:enhanced-geometry svg:viewBox="0 0 21600 21600" draw:glue-points="10800 0 0 10800 10800 21600 21600 10800" draw:text-areas="0 0 21600 ?f11" draw:type="paper" draw:modifiers="108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7" draw:layer="layout" svg:width="0.7cm" svg:height="0.92cm" svg:x="4.85cm" svg:y="12.6cm">
          <text:p text:style-name="P6"><text:span text:style-name="T2">8</text:span></text:p>
          <draw:enhanced-geometry svg:viewBox="0 0 21600 21600" draw:glue-points="10800 0 0 10800 10800 21600 21600 10800" draw:text-areas="0 0 21600 ?f11" draw:type="paper" draw:modifiers="108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7" draw:layer="layout" svg:width="0.7cm" svg:height="0.92cm" svg:x="14.5cm" svg:y="13.33cm">
          <text:p text:style-name="P6"><text:span text:style-name="T2">2</text:span></text:p>
          <draw:enhanced-geometry svg:viewBox="0 0 21600 21600" draw:glue-points="10800 0 0 10800 10800 21600 21600 10800" draw:text-areas="0 0 21600 ?f11" draw:type="paper" draw:modifiers="108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7" draw:layer="layout" svg:width="0.7cm" svg:height="0.92cm" svg:x="15.25cm" svg:y="13.33cm">
          <text:p text:style-name="P6"><text:span text:style-name="T2">1</text:span></text:p>
          <draw:enhanced-geometry svg:viewBox="0 0 21600 21600" draw:glue-points="10800 0 0 10800 10800 21600 21600 10800" draw:text-areas="0 0 21600 ?f11" draw:type="paper" draw:modifiers="108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7" draw:layer="layout" svg:width="0.7cm" svg:height="0.92cm" svg:x="2.3cm" svg:y="13.33cm">
          <text:p text:style-name="P6"><text:span text:style-name="T2">9</text:span></text:p>
          <draw:enhanced-geometry svg:viewBox="0 0 21600 21600" draw:glue-points="10800 0 0 10800 10800 21600 21600 10800" draw:text-areas="0 0 21600 ?f11" draw:type="paper" draw:modifiers="108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5" draw:layer="layout" svg:width="0.5cm" svg:height="2.75cm" draw:transform="rotate (-1.5707963267949) translate (16.25cm 14.25cm)">
          <text:p/>
          <draw:enhanced-geometry svg:viewBox="0 0 21600 21600" draw:glue-points="21600 0 0 10800 21600 21600" draw:text-areas="13800 ?f9 21600 ?f10" draw:mirror-horizontal="false" draw:mirror-vertical="tru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9" draw:layer="layout" svg:width="2cm" svg:height="0.75cm" svg:x="14cm" svg:y="14.75cm">
          <draw:text-box>
            <text:p text:style-name="P8"><text:span text:style-name="T2">quittiert</text:span></text:p>
          </draw:text-box>
        </draw:frame>
        <draw:custom-shape draw:style-name="gr6" draw:text-style-name="P5" draw:layer="layout" svg:width="0.5cm" svg:height="1.75cm" draw:transform="rotate (-1.5707963267949) translate (3.5cm 14.25cm)">
          <text:p/>
          <draw:enhanced-geometry svg:viewBox="0 0 21600 21600" draw:glue-points="21600 0 0 10800 21600 21600" draw:text-areas="13800 ?f9 21600 ?f10" draw:mirror-horizontal="false" draw:mirror-vertical="tru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9" draw:layer="layout" svg:width="2.5cm" svg:height="0.75cm" svg:x="1.5cm" svg:y="14.75cm">
          <draw:text-box>
            <text:p text:style-name="P8"><text:span text:style-name="T2">Zu senden</text:span></text:p>
          </draw:text-box>
        </draw:frame>
        <draw:frame draw:style-name="gr8" draw:text-style-name="P9" draw:layer="layout" svg:width="5.5cm" svg:height="0.725cm" svg:x="6.25cm" svg:y="11.5cm">
          <draw:text-box>
            <text:p text:style-name="P8"><text:span text:style-name="T2">Fenster (Größe 5)</text:span></text:p>
          </draw:text-box>
        </draw:frame>
        <draw:custom-shape draw:style-name="gr5" draw:text-style-name="P7" draw:layer="layout" svg:width="0.7cm" svg:height="0.92cm" svg:x="13.75cm" svg:y="13.33cm">
          <text:p text:style-name="P6"><text:span text:style-name="T2">3</text:span></text:p>
          <draw:enhanced-geometry svg:viewBox="0 0 21600 21600" draw:glue-points="10800 0 0 10800 10800 21600 21600 10800" draw:text-areas="0 0 21600 ?f11" draw:type="paper" draw:modifiers="108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ienspitzen_20_17" draw:display-name="Linienspitzen 17" svg:viewBox="0 0 20 20" svg:d="M0 20l10-20 10 20z"/>
    <draw:marker draw:name="Linienspitzen_20_20" draw:display-name="Linienspitzen 20" svg:viewBox="0 0 20 20" svg:d="M0 20l10-20 10 20z"/>
    <draw:marker draw:name="Linienspitzen_20_21" draw:display-name="Linienspitzen 21" svg:viewBox="0 0 20 20" svg:d="M0 20l10-20 10 20z"/>
    <draw:marker draw:name="Linienspitzen_20_22" draw:display-name="Linienspitzen 22" svg:viewBox="0 0 20 20" svg:d="M0 20l10-20 10 20z"/>
    <draw:marker draw:name="Linienspitzen_20_23" draw:display-name="Linienspitzen 23" svg:viewBox="0 0 20 20" svg:d="M0 20l10-20 10 20z"/>
    <draw:marker draw:name="Linienspitzen_20_24" draw:display-name="Linienspitzen 24" svg:viewBox="0 0 20 20" svg:d="M0 20l10-20 10 20z"/>
    <draw:marker draw:name="Linienspitzen_20_7" draw:display-name="Linienspitzen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13T11:45:47.394000000</meta:creation-date>
    <dc:date>2024-07-13T12:29:08.418000000</dc:date>
    <meta:editing-duration>PT43M10S</meta:editing-duration>
    <meta:editing-cycles>20</meta:editing-cycles>
    <meta:generator>LibreOffice/24.2.4.2$Windows_X86_64 LibreOffice_project/51a6219feb6075d9a4c46691dcfe0cd9c4fff3c2</meta:generator>
    <meta:document-statistic meta:object-count="58"/>
  </office:meta>
</office:document-meta>
</file>